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000000200AE3F86B6231AD4C8.png" manifest:media-type="image/png"/>
  <manifest:file-entry manifest:full-path="Pictures/1000020100000200000002001179FD067F0FE008.png" manifest:media-type="image/png"/>
  <manifest:file-entry manifest:full-path="Pictures/10000201000002000000020006AE35FE4FCE1E24.png" manifest:media-type="image/png"/>
  <manifest:file-entry manifest:full-path="Pictures/100002010000020000000200E1AC0EC907DB2F6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7681in" svg:y="-0.7874in" svg:width="4.022in" svg:height="4.022in" draw:z-index="0"><draw:image xlink:href="Pictures/100002010000020000000200E1AC0EC907DB2F68.png" xlink:type="simple" xlink:show="embed" xlink:actuate="onLoad"/></draw:frame><draw:frame draw:style-name="fr1" draw:name="Image2" text:anchor-type="paragraph" svg:x="3.3256in" svg:y="-0.7874in" svg:width="4.1543in" svg:height="4.1543in" draw:z-index="1"><draw:image xlink:href="Pictures/1000020100000200000002001179FD067F0FE008.png" xlink:type="simple" xlink:show="embed" xlink:actuate="onLoad"/></draw:frame><draw:frame draw:style-name="fr1" draw:name="Image3" text:anchor-type="paragraph" svg:x="-0.7874in" svg:y="3.5209in" svg:width="4.0681in" svg:height="4.0681in" draw:z-index="2"><draw:image xlink:href="Pictures/10000201000002000000020006AE35FE4FCE1E24.png" xlink:type="simple" xlink:show="embed" xlink:actuate="onLoad"/></draw:frame><draw:frame draw:style-name="fr1" draw:name="Image4" text:anchor-type="paragraph" svg:x="3.3402in" svg:y="3.5016in" svg:width="4.1398in" svg:height="4.1398in" draw:z-index="3"><draw:image xlink:href="Pictures/100002010000020000000200AE3F86B6231AD4C8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17:17:50.544621899</meta:creation-date>
    <dc:date>2018-08-01T17:45:12.940754571</dc:date>
    <meta:editing-duration>PT17M12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5.2.7.2$Linux_X86_64 LibreOffice_project/20m0$Build-2</meta:generator>
  </office:meta>
</office:document-meta>
</file>